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ir Kuisioner dapat diakses di :</text:p>
      <text:p text:style-name="Standard"/>
      <text:p text:style-name="Standard"><text:a xlink:type="simple" xlink:href="https://forms.gle/hMwgWsRd3M5x125Z6" text:style-name="ListLabel_20_1" text:visited-style-name="ListLabel_20_1"><text:span text:style-name="T1">https://forms.gle/hMwgWsRd3M5x125Z6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d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d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7" meta:character-count="72" meta:non-whitespace-character-count="67"/>
    <meta:generator>LibreOfficeDev/6.0.5.2$Linux_X86_64 LibreOffice_project/</meta:generator>
  </office:meta>
</office:document-meta>
</file>